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32a7a" officeooo:paragraph-rsid="00132a7a"/>
    </style:style>
    <style:style style:name="P2" style:family="paragraph" style:parent-style-name="Text_20_body">
      <style:text-properties officeooo:rsid="0011c25d" officeooo:paragraph-rsid="0011c25d"/>
    </style:style>
    <style:style style:name="P3" style:family="paragraph" style:parent-style-name="Text_20_body">
      <style:text-properties officeooo:rsid="00132a7a" officeooo:paragraph-rsid="00132a7a"/>
    </style:style>
    <style:style style:name="P4" style:family="paragraph" style:parent-style-name="Text_20_body">
      <style:text-properties officeooo:paragraph-rsid="00132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cripts Bash</text:p>
      <text:p text:style-name="Subtitle">Ejercicios varios</text:p>
      <text:p text:style-name="P2">¡Mantengan los scripts simples!</text:p>
      <text:h text:style-name="Heading_20_2" text:outline-level="2">Fecha y hora</text:h>
      <text:p text:style-name="P2">Escribir un programa que muestre la fecha y la hora actual junto al nombre del usuario actual.</text:p>
      <text:h text:style-name="P1" text:outline-level="2">Mostrando el clima</text:h>
      <text:p text:style-name="P3">Para obtener el clima en la consola, podemos utilizar un servicio de internet </text:p>
      <text:p text:style-name="P4">https://home.openweathermap.org/users/sign_u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4-10T12:19:05.226908643</meta:creation-date>
    <dc:date>2022-04-10T22:22:29.562281096</dc:date>
    <dc:creator>Martín René Vilugrón</dc:creator>
    <meta:editing-duration>PT1H2M43S</meta:editing-duration>
    <meta:editing-cycles>1</meta:editing-cycles>
    <meta:document-statistic meta:table-count="0" meta:image-count="0" meta:object-count="0" meta:page-count="1" meta:paragraph-count="8" meta:word-count="45" meta:character-count="307" meta:non-whitespace-character-count="269"/>
    <meta:generator>LibreOffice/7.2.6.2$Linux_X86_64 LibreOffice_project/20$Build-2</meta:generator>
  </office:meta>
</office:document-meta>
</file>